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Info.ActivityInfo( long aid , OActivity o , TerminationChannel self , ParentScopeChannel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ity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vityInf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